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7157in" svg:y="0in">
            <draw:object draw:notify-on-update-of-ranges="Sheet1.A1:Sheet1.A1 Sheet1.A2:Sheet1.A6 Sheet1.B1:Sheet1.B1 Sheet1.B2:Sheet1.B6 Sheet1.A1:Sheet1.A1 Sheet1.A2:Sheet1.A6 Sheet1.C1:Sheet1.C1 Sheet1.C2:Sheet1.C6 Sheet1.A1:Sheet1.A1 Sheet1.A2:Sheet1.A6 Sheet1.D1:Sheet1.D1 Sheet1.D2:Sheet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7157in" svg:y="3.6575in">
            <draw:object draw:notify-on-update-of-ranges="Sheet1.A9:Sheet1.A9 Sheet1.A10:Sheet1.A14 Sheet1.B9:Sheet1.B9 Sheet1.B10:Sheet1.B14 Sheet1.A9:Sheet1.A9 Sheet1.A10:Sheet1.A14 Sheet1.C9:Sheet1.C9 Sheet1.C10:Sheet1.C14 Sheet1.A9:Sheet1.A9 Sheet1.A10:Sheet1.A14 Sheet1.D9:Sheet1.D9 Sheet1.D10:Sheet1.D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7594in" svg:y="7.2969in">
            <draw:object draw:notify-on-update-of-ranges="Sheet1.A17:Sheet1.A17 Sheet1.A18:Sheet1.A22 Sheet1.B17:Sheet1.B17 Sheet1.B18:Sheet1.B22 Sheet1.A17:Sheet1.A17 Sheet1.A18:Sheet1.A22 Sheet1.C17:Sheet1.C17 Sheet1.C18:Sheet1.C22 Sheet1.A17:Sheet1.A17 Sheet1.A18:Sheet1.A22 Sheet1.D17:Sheet1.D17 Sheet1.D18:Sheet1.D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est Scenario: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02" calcext:value-type="float">
            <text:p>2.00E-07</text:p>
          </table:table-cell>
          <table:table-cell table:style-name="ce1" office:value-type="float" office:value="0.000000255" calcext:value-type="float">
            <text:p>2.55E-07</text:p>
          </table:table-cell>
          <table:table-cell table:style-name="ce1" office:value-type="float" office:value="0.000000094" calcext:value-type="float">
            <text:p>9.40E-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12071" calcext:value-type="float">
            <text:p>1.21E-05</text:p>
          </table:table-cell>
          <table:table-cell table:style-name="ce1" office:value-type="float" office:value="0.000010036" calcext:value-type="float">
            <text:p>1.00E-05</text:p>
          </table:table-cell>
          <table:table-cell table:style-name="ce1" office:value-type="float" office:value="0.000000324" calcext:value-type="float">
            <text:p>3.24E-0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840083" calcext:value-type="float">
            <text:p>0.000840083</text:p>
          </table:table-cell>
          <table:table-cell office:value-type="float" office:value="0.000883549" calcext:value-type="float">
            <text:p>0.000883549</text:p>
          </table:table-cell>
          <table:table-cell table:style-name="ce1" office:value-type="float" office:value="0.000002627" calcext:value-type="float">
            <text:p>2.63E-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987112" calcext:value-type="float">
            <text:p>0.0987112</text:p>
          </table:table-cell>
          <table:table-cell office:value-type="float" office:value="0.117496" calcext:value-type="float">
            <text:p>0.117496</text:p>
          </table:table-cell>
          <table:table-cell table:style-name="ce1" office:value-type="float" office:value="0.000026076" calcext:value-type="float">
            <text:p>2.61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.37946" calcext:value-type="float">
            <text:p>9.37946</text:p>
          </table:table-cell>
          <table:table-cell office:value-type="float" office:value="9.80192" calcext:value-type="float">
            <text:p>9.80192</text:p>
          </table:table-cell>
          <table:table-cell office:value-type="float" office:value="0.000260425" calcext:value-type="float">
            <text:p>0.00026042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Worst Scenario: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0433" calcext:value-type="float">
            <text:p>4.33E-07</text:p>
          </table:table-cell>
          <table:table-cell table:style-name="ce1" office:value-type="float" office:value="0.000000385" calcext:value-type="float">
            <text:p>3.85E-07</text:p>
          </table:table-cell>
          <table:table-cell table:style-name="ce1" office:value-type="float" office:value="0.000000264" calcext:value-type="float">
            <text:p>2.64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28081" calcext:value-type="float">
            <text:p>2.81E-05</text:p>
          </table:table-cell>
          <table:table-cell table:style-name="ce1" office:value-type="float" office:value="0.00001379" calcext:value-type="float">
            <text:p>1.38E-05</text:p>
          </table:table-cell>
          <table:table-cell table:style-name="ce1" office:value-type="float" office:value="0.00001479" calcext:value-type="float">
            <text:p>1.48E-0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854156" calcext:value-type="float">
            <text:p>0.000854156</text:p>
          </table:table-cell>
          <table:table-cell office:value-type="float" office:value="0.000896524" calcext:value-type="float">
            <text:p>0.000896524</text:p>
          </table:table-cell>
          <table:table-cell table:style-name="ce1" office:value-type="float" office:value="0.000002665" calcext:value-type="float">
            <text:p>2.67E-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05953" calcext:value-type="float">
            <text:p>0.105953</text:p>
          </table:table-cell>
          <table:table-cell office:value-type="float" office:value="0.101344" calcext:value-type="float">
            <text:p>0.101344</text:p>
          </table:table-cell>
          <table:table-cell table:style-name="ce1" office:value-type="float" office:value="0.000034149" calcext:value-type="float">
            <text:p>3.41E-0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8.56521" calcext:value-type="float">
            <text:p>8.56521</text:p>
          </table:table-cell>
          <table:table-cell office:value-type="float" office:value="9.4292" calcext:value-type="float">
            <text:p>9.4292</text:p>
          </table:table-cell>
          <table:table-cell office:value-type="float" office:value="0.000260778" calcext:value-type="float">
            <text:p>0.00026077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verage Scenario: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0372" calcext:value-type="float">
            <text:p>3.72E-07</text:p>
          </table:table-cell>
          <table:table-cell table:style-name="ce1" office:value-type="float" office:value="0.000000381" calcext:value-type="float">
            <text:p>3.81E-07</text:p>
          </table:table-cell>
          <table:table-cell table:style-name="ce1" office:value-type="float" office:value="0.000000205" calcext:value-type="float">
            <text:p>2.05E-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25579" calcext:value-type="float">
            <text:p>2.56E-05</text:p>
          </table:table-cell>
          <table:table-cell table:style-name="ce1" office:value-type="float" office:value="0.000012146" calcext:value-type="float">
            <text:p>1.21E-05</text:p>
          </table:table-cell>
          <table:table-cell table:style-name="ce1" office:value-type="float" office:value="0.00000765" calcext:value-type="float">
            <text:p>7.65E-0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204073" calcext:value-type="float">
            <text:p>0.00204073</text:p>
          </table:table-cell>
          <table:table-cell office:value-type="float" office:value="0.000926495" calcext:value-type="float">
            <text:p>0.000926495</text:p>
          </table:table-cell>
          <table:table-cell office:value-type="float" office:value="0.00048628" calcext:value-type="float">
            <text:p>0.0004862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73924" calcext:value-type="float">
            <text:p>0.273924</text:p>
          </table:table-cell>
          <table:table-cell office:value-type="float" office:value="0.0939205" calcext:value-type="float">
            <text:p>0.0939205</text:p>
          </table:table-cell>
          <table:table-cell office:value-type="float" office:value="0.0615024" calcext:value-type="float">
            <text:p>0.061502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32.2318" calcext:value-type="float">
            <text:p>32.2318</text:p>
          </table:table-cell>
          <table:table-cell office:value-type="float" office:value="9.5023" calcext:value-type="float">
            <text:p>9.5023</text:p>
          </table:table-cell>
          <table:table-cell office:value-type="float" office:value="5.05749" calcext:value-type="float">
            <text:p>5.057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3T23:44:41.669145039</meta:creation-date>
    <dc:date>2021-02-04T00:50:25.483939515</dc:date>
    <meta:editing-duration>PT4M33S</meta:editing-duration>
    <meta:editing-cycles>1</meta:editing-cycles>
    <meta:document-statistic meta:table-count="1" meta:cell-count="72" meta:object-count="3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23cm" svg:y="0.316cm" chart:style-name="ch2">
          <text:p>Best Scenario Time Complexities</text:p>
        </chart:title>
        <chart:legend chart:legend-position="end" svg:x="13.227cm" svg:y="3.703cm" style:legend-expansion="high" chart:style-name="ch3"/>
        <chart:plot-area chart:style-name="ch4" table:cell-range-address="Sheet1.A1:Sheet1.D6" chart:data-source-has-labels="row" svg:x="1.331cm" svg:y="1.275cm" svg:width="11.576cm" svg:height="6.564cm">
          <chartooo:coordinate-region svg:x="3.064cm" svg:y="1.474cm" svg:width="9.287cm" svg:height="5.718cm"/>
          <chart:axis chart:dimension="x" chart:name="primary-x" chart:style-name="ch5">
            <chart:title svg:x="5.593cm" svg:y="8.019cm" chart:style-name="ch6">
              <text:p>Number of Elements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11" chart:values-cell-range-address="Sheet1.C2:Sheet1.C6" chart:label-cell-address="Sheet1.C1:Sheet1.C1" chart:class="chart:scatter">
            <chart:data-point chart:repeated="5"/>
          </chart:series>
          <chart:series chart:style-name="ch12" chart:values-cell-range-address="Sheet1.D2:Sheet1.D6" chart:label-cell-address="Sheet1.D1:Sheet1.D1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</text:p>
                <draw:g>
                  <svg:desc>Sheet1.B1:Sheet1.B1</svg:desc>
                </draw:g>
              </table:table-cell>
              <table:table-cell office:value-type="string">
                <text:p>Selection</text:p>
                <draw:g>
                  <svg:desc>Sheet1.C1:Sheet1.C1</svg:desc>
                </draw:g>
              </table:table-cell>
              <table:table-cell office:value-type="string">
                <text:p>Insertion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6</svg:desc>
                </draw:g>
              </table:table-cell>
              <table:table-cell office:value-type="float" office:value="0.0000002">
                <text:p>0.0000002</text:p>
                <draw:g>
                  <svg:desc>Sheet1.B2:Sheet1.B6</svg:desc>
                </draw:g>
              </table:table-cell>
              <table:table-cell office:value-type="float" office:value="0.000000255">
                <text:p>0.000000255</text:p>
                <draw:g>
                  <svg:desc>Sheet1.C2:Sheet1.C6</svg:desc>
                </draw:g>
              </table:table-cell>
              <table:table-cell office:value-type="float" office:value="0.000000094">
                <text:p>0.000000094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12071">
                <text:p>0.000012071</text:p>
              </table:table-cell>
              <table:table-cell office:value-type="float" office:value="0.000010036">
                <text:p>0.000010036</text:p>
              </table:table-cell>
              <table:table-cell office:value-type="float" office:value="0.000000324">
                <text:p>0.0000003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840083">
                <text:p>0.000840083</text:p>
              </table:table-cell>
              <table:table-cell office:value-type="float" office:value="0.000883549">
                <text:p>0.000883549</text:p>
              </table:table-cell>
              <table:table-cell office:value-type="float" office:value="0.000002627">
                <text:p>0.000002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0987112">
                <text:p>0.0987112</text:p>
              </table:table-cell>
              <table:table-cell office:value-type="float" office:value="0.117496">
                <text:p>0.117496</text:p>
              </table:table-cell>
              <table:table-cell office:value-type="float" office:value="0.000026076">
                <text:p>0.0000260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9.37946">
                <text:p>9.37946</text:p>
              </table:table-cell>
              <table:table-cell office:value-type="float" office:value="9.80192">
                <text:p>9.80192</text:p>
              </table:table-cell>
              <table:table-cell office:value-type="float" office:value="0.000260425">
                <text:p>0.000260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77cm" svg:y="0.316cm" chart:style-name="ch2">
          <text:p>Worst Scenario Time Complexities</text:p>
        </chart:title>
        <chart:legend chart:legend-position="end" svg:x="13.227cm" svg:y="3.703cm" style:legend-expansion="high" chart:style-name="ch3"/>
        <chart:plot-area chart:style-name="ch4" table:cell-range-address="Sheet1.A9:Sheet1.D14" chart:data-source-has-labels="row" svg:x="1.331cm" svg:y="1.275cm" svg:width="11.576cm" svg:height="6.564cm">
          <chartooo:coordinate-region svg:x="3.064cm" svg:y="1.474cm" svg:width="9.287cm" svg:height="5.718cm"/>
          <chart:axis chart:dimension="x" chart:name="primary-x" chart:style-name="ch5">
            <chart:title svg:x="5.593cm" svg:y="8.019cm" chart:style-name="ch6">
              <text:p>Number of Elements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Sheet1.B10:Sheet1.B14" chart:label-cell-address="Sheet1.B9:Sheet1.B9" chart:class="chart:scatter">
            <chart:domain table:cell-range-address="Sheet1.A10:Sheet1.A14"/>
            <chart:data-point chart:repeated="5"/>
          </chart:series>
          <chart:series chart:style-name="ch11" chart:values-cell-range-address="Sheet1.C10:Sheet1.C14" chart:label-cell-address="Sheet1.C9:Sheet1.C9" chart:class="chart:scatter">
            <chart:data-point chart:repeated="5"/>
          </chart:series>
          <chart:series chart:style-name="ch12" chart:values-cell-range-address="Sheet1.D10:Sheet1.D14" chart:label-cell-address="Sheet1.D9:Sheet1.D9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</text:p>
                <draw:g>
                  <svg:desc>Sheet1.B9:Sheet1.B9</svg:desc>
                </draw:g>
              </table:table-cell>
              <table:table-cell office:value-type="string">
                <text:p>Selection</text:p>
                <draw:g>
                  <svg:desc>Sheet1.C9:Sheet1.C9</svg:desc>
                </draw:g>
              </table:table-cell>
              <table:table-cell office:value-type="string">
                <text:p>Insertion</text:p>
                <draw:g>
                  <svg:desc>Sheet1.D9:Sheet1.D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0:Sheet1.A14</svg:desc>
                </draw:g>
              </table:table-cell>
              <table:table-cell office:value-type="float" office:value="0.000000433">
                <text:p>0.000000433</text:p>
                <draw:g>
                  <svg:desc>Sheet1.B10:Sheet1.B14</svg:desc>
                </draw:g>
              </table:table-cell>
              <table:table-cell office:value-type="float" office:value="0.000000385">
                <text:p>0.000000385</text:p>
                <draw:g>
                  <svg:desc>Sheet1.C10:Sheet1.C14</svg:desc>
                </draw:g>
              </table:table-cell>
              <table:table-cell office:value-type="float" office:value="0.000000264">
                <text:p>0.000000264</text:p>
                <draw:g>
                  <svg:desc>Sheet1.D10:Sheet1.D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28081">
                <text:p>0.000028081</text:p>
              </table:table-cell>
              <table:table-cell office:value-type="float" office:value="0.00001379">
                <text:p>0.00001379</text:p>
              </table:table-cell>
              <table:table-cell office:value-type="float" office:value="0.00001479">
                <text:p>0.000014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0854156">
                <text:p>0.000854156</text:p>
              </table:table-cell>
              <table:table-cell office:value-type="float" office:value="0.000896524">
                <text:p>0.000896524</text:p>
              </table:table-cell>
              <table:table-cell office:value-type="float" office:value="0.000002665">
                <text:p>0.000002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105953">
                <text:p>0.105953</text:p>
              </table:table-cell>
              <table:table-cell office:value-type="float" office:value="0.101344">
                <text:p>0.101344</text:p>
              </table:table-cell>
              <table:table-cell office:value-type="float" office:value="0.000034149">
                <text:p>0.0000341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8.56521">
                <text:p>8.56521</text:p>
              </table:table-cell>
              <table:table-cell office:value-type="float" office:value="9.4292">
                <text:p>9.4292</text:p>
              </table:table-cell>
              <table:table-cell office:value-type="float" office:value="0.000260778">
                <text:p>0.000260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52cm" svg:y="0.316cm" chart:style-name="ch2">
          <text:p>Average Scenario Time Complexities</text:p>
        </chart:title>
        <chart:legend chart:legend-position="end" svg:x="13.227cm" svg:y="3.703cm" style:legend-expansion="high" chart:style-name="ch3"/>
        <chart:plot-area chart:style-name="ch4" table:cell-range-address="Sheet1.A17:Sheet1.D22" chart:data-source-has-labels="row" svg:x="1.331cm" svg:y="1.275cm" svg:width="11.576cm" svg:height="6.564cm">
          <chartooo:coordinate-region svg:x="3.064cm" svg:y="1.474cm" svg:width="9.287cm" svg:height="5.718cm"/>
          <chart:axis chart:dimension="x" chart:name="primary-x" chart:style-name="ch5">
            <chart:title svg:x="5.593cm" svg:y="8.019cm" chart:style-name="ch6">
              <text:p>Number of Elements</text:p>
            </chart:title>
          </chart:axis>
          <chart:axis chart:dimension="y" chart:name="primary-y" chart:style-name="ch7">
            <chart:title svg:x="0.451cm" svg:y="5.157cm" chart:style-name="ch8">
              <text:p>Time(s)</text:p>
            </chart:title>
            <chart:grid chart:style-name="ch9" chart:class="major"/>
          </chart:axis>
          <chart:series chart:style-name="ch10" chart:values-cell-range-address="Sheet1.B18:Sheet1.B22" chart:label-cell-address="Sheet1.B17:Sheet1.B17" chart:class="chart:scatter">
            <chart:domain table:cell-range-address="Sheet1.A18:Sheet1.A22"/>
            <chart:data-point chart:repeated="5"/>
          </chart:series>
          <chart:series chart:style-name="ch11" chart:values-cell-range-address="Sheet1.C18:Sheet1.C22" chart:label-cell-address="Sheet1.C17:Sheet1.C17" chart:class="chart:scatter">
            <chart:data-point chart:repeated="5"/>
          </chart:series>
          <chart:series chart:style-name="ch12" chart:values-cell-range-address="Sheet1.D18:Sheet1.D22" chart:label-cell-address="Sheet1.D17:Sheet1.D17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</text:p>
                <draw:g>
                  <svg:desc>Sheet1.B17:Sheet1.B17</svg:desc>
                </draw:g>
              </table:table-cell>
              <table:table-cell office:value-type="string">
                <text:p>Selection</text:p>
                <draw:g>
                  <svg:desc>Sheet1.C17:Sheet1.C17</svg:desc>
                </draw:g>
              </table:table-cell>
              <table:table-cell office:value-type="string">
                <text:p>Insertion</text:p>
                <draw:g>
                  <svg:desc>Sheet1.D17:Sheet1.D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8:Sheet1.A22</svg:desc>
                </draw:g>
              </table:table-cell>
              <table:table-cell office:value-type="float" office:value="0.000000372">
                <text:p>0.000000372</text:p>
                <draw:g>
                  <svg:desc>Sheet1.B18:Sheet1.B22</svg:desc>
                </draw:g>
              </table:table-cell>
              <table:table-cell office:value-type="float" office:value="0.000000381">
                <text:p>0.000000381</text:p>
                <draw:g>
                  <svg:desc>Sheet1.C18:Sheet1.C22</svg:desc>
                </draw:g>
              </table:table-cell>
              <table:table-cell office:value-type="float" office:value="0.000000205">
                <text:p>0.000000205</text:p>
                <draw:g>
                  <svg:desc>Sheet1.D18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25579">
                <text:p>0.000025579</text:p>
              </table:table-cell>
              <table:table-cell office:value-type="float" office:value="0.000012146">
                <text:p>0.000012146</text:p>
              </table:table-cell>
              <table:table-cell office:value-type="float" office:value="0.00000765">
                <text:p>0.00000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0.00204073">
                <text:p>0.00204073</text:p>
              </table:table-cell>
              <table:table-cell office:value-type="float" office:value="0.000926495">
                <text:p>0.000926495</text:p>
              </table:table-cell>
              <table:table-cell office:value-type="float" office:value="0.00048628">
                <text:p>0.00048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">
                <text:p>10000</text:p>
              </table:table-cell>
              <table:table-cell office:value-type="float" office:value="0.273924">
                <text:p>0.273924</text:p>
              </table:table-cell>
              <table:table-cell office:value-type="float" office:value="0.0939205">
                <text:p>0.0939205</text:p>
              </table:table-cell>
              <table:table-cell office:value-type="float" office:value="0.0615024">
                <text:p>0.0615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">
                <text:p>100000</text:p>
              </table:table-cell>
              <table:table-cell office:value-type="float" office:value="32.2318">
                <text:p>32.2318</text:p>
              </table:table-cell>
              <table:table-cell office:value-type="float" office:value="9.5023">
                <text:p>9.5023</text:p>
              </table:table-cell>
              <table:table-cell office:value-type="float" office:value="5.05749">
                <text:p>5.05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